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draw:textarea-horizontal-align="justify" draw:textarea-vertical-align="top" draw:auto-grow-height="false" fo:min-height="2.925cm" fo:min-width="3.31cm"/>
      <style:paragraph-properties style:writing-mode="lr-tb"/>
    </style:style>
    <style:style style:name="gr2" style:family="graphic" style:parent-style-name="standard">
      <style:graphic-properties draw:stroke="dash" draw:stroke-dash="Dash" draw:textarea-horizontal-align="justify" draw:textarea-vertical-align="top" draw:auto-grow-height="false" fo:min-height="8.64cm" fo:min-width="4.58cm"/>
      <style:paragraph-properties style:writing-mode="lr-tb"/>
    </style:style>
    <style:style style:name="gr3" style:family="graphic" style:parent-style-name="standard">
      <style:graphic-properties draw:stroke="dash" draw:stroke-dash="Dash" svg:stroke-width="0cm" draw:textarea-horizontal-align="justify" draw:textarea-vertical-align="top" draw:auto-grow-height="false" fo:min-height="8.64cm" fo:min-width="8.073cm"/>
      <style:paragraph-properties style:writing-mode="lr-tb"/>
    </style:style>
    <style:style style:name="gr4" style:family="graphic" style:parent-style-name="standard" style:list-style-name="L1">
      <style:graphic-properties draw:stroke="dash" draw:stroke-dash="Dash" svg:stroke-width="0cm" draw:fill-color="#f7d1d5" draw:textarea-horizontal-align="justify" draw:textarea-vertical-align="top" draw:auto-grow-height="false" fo:min-height="6.1cm" fo:min-width="3.31cm"/>
      <style:paragraph-properties style:writing-mode="lr-tb"/>
    </style:style>
    <style:style style:name="gr5" style:family="graphic" style:parent-style-name="standard">
      <style:graphic-properties draw:stroke="dash" draw:stroke-dash="Dash" svg:stroke-width="0cm" draw:fill-color="#f7d1d5" draw:textarea-horizontal-align="justify" draw:textarea-vertical-align="top" draw:auto-grow-height="false" fo:min-height="6.1cm" fo:min-width="3.31cm"/>
      <style:paragraph-properties style:writing-mode="lr-tb"/>
    </style:style>
    <style:style style:name="gr6" style:family="graphic" style:parent-style-name="standard">
      <style:graphic-properties draw:fill="solid" draw:fill-color="#f7d1d5"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4.5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0.5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4.038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7d1d5"/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3cm" fo:margin-bottom="0.3cm" fo:line-height="100%" fo:text-align="center" fo:text-indent="0cm" style:writing-mode="lr-tb"/>
      <style:text-properties fo:font-size="6pt" style:font-size-asian="6pt" style:font-size-complex="6pt"/>
    </style:style>
    <style:style style:name="P5" style:family="paragraph">
      <loext:graphic-properties draw:fill-color="#f7d1d5"/>
      <style:paragraph-properties fo:margin-left="0cm" fo:margin-right="0cm" fo:margin-top="0.3cm" fo:margin-bottom="0.3cm" fo:line-height="100%" fo:text-align="center" fo:text-indent="0cm" style:writing-mode="lr-tb"/>
      <style:text-properties fo:font-size="6pt" style:font-size-asian="6pt" style:font-size-complex="6pt"/>
    </style:style>
    <style:style style:name="P6" style:family="paragraph"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f7d1d5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Interfaces" svg:width="3.81cm" svg:height="3.175cm" svg:x="21.59cm" svg:y="3.492cm">
          <text:p text:style-name="P1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Interfaces" svg:width="5.08cm" svg:height="8.89cm" svg:x="1.27cm" svg:y="2.222cm">
          <text:p text:style-name="P1"><text:span text:style-name="T1">Electrical 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Interfaces" svg:width="8.573cm" svg:height="8.89cm" svg:x="10.477cm" svg:y="2.222cm">
          <text:p text:style-name="P1"><text:span text:style-name="T1">Communication 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6.35cm" svg:x="1.905cm" svg:y="3.81cm">
          <text:p text:style-name="P2"><text:span text:style-name="T2">Sensor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6.35cm" svg:x="14.605cm" svg:y="3.81cm">
          <text:p text:style-name="P4"><text:span text:style-name="T2">Wireless 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2.54cm" svg:height="1.27cm" svg:x="11.113cm" svg:y="6.35cm">
          <text:p text:style-name="P6"><text:span text:style-name="T3">Micro-controll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27cm" svg:x="22.225cm" svg:y="4.763cm">
          <text:p text:style-name="P6"><text:span text:style-name="T3">Smart Phon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2.54cm" svg:height="1.27cm" svg:x="2.54cm" svg:y="6.351cm">
          <text:p text:style-name="P6"><text:span text:style-name="T3">Light Sens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2.54cm" svg:height="1.27cm" svg:x="2.54cm" svg:y="4.763cm">
          <text:p text:style-name="P6"><text:span text:style-name="T3">Touch Senso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2.54cm" svg:height="1.27cm" svg:x="2.54cm" svg:y="7.938cm">
          <text:p text:style-name="P6"><text:span text:style-name="T3">Occupancy/ Movement Sensor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2.54cm" svg:height="1.27cm" svg:x="15.239cm" svg:y="4.763cm">
          <text:p text:style-name="P6"><text:span text:style-name="T3">Home Wi-Fi Network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3" draw:id="id3" draw:layer="layout" svg:width="2.54cm" svg:height="1.27cm" svg:x="15.239cm" svg:y="7.938cm">
          <text:p text:style-name="P6"><text:span text:style-name="T3">Bluetooth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1.27cm" svg:x="22.224cm" svg:y="7.938cm">
          <text:p text:style-name="P6"><text:span text:style-name="T3">Smart bulb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7.779cm" svg:y1="5.398cm" svg:x2="22.225cm" svg:y2="5.398cm">
          <text:p/>
        </draw:line>
        <draw:line draw:style-name="gr9" draw:text-style-name="P9" draw:layer="layout" svg:x1="17.779cm" svg:y1="8.573cm" svg:x2="22.224cm" svg:y2="8.573cm">
          <text:p/>
        </draw:line>
        <draw:connector draw:style-name="gr10" draw:text-style-name="P10" draw:layer="layout" svg:x1="12.383cm" svg:y1="6.35cm" svg:x2="15.239cm" svg:y2="5.398cm" draw:start-shape="id1" draw:start-glue-point="0" draw:end-shape="id2" draw:end-glue-point="3" svg:d="M12383 6350v-952h2856" svg:viewBox="0 0 2857 953">
          <text:p/>
        </draw:connector>
        <draw:connector draw:style-name="gr10" draw:text-style-name="P10" draw:layer="layout" svg:x1="12.383cm" svg:y1="7.62cm" svg:x2="15.239cm" svg:y2="8.573cm" draw:start-shape="id1" draw:start-glue-point="2" draw:end-shape="id3" draw:end-glue-point="3" svg:d="M12383 7620v953h2856" svg:viewBox="0 0 2857 954">
          <text:p/>
        </draw:connector>
        <draw:connector draw:style-name="gr10" draw:text-style-name="P10" draw:layer="layout" draw:line-skew="1.11cm" svg:x1="5.08cm" svg:y1="5.398cm" svg:x2="11.113cm" svg:y2="6.985cm" draw:start-shape="id4" draw:start-glue-point="1" draw:end-shape="id1" draw:end-glue-point="3" svg:d="M5080 5398h4127v1587h1906" svg:viewBox="0 0 6034 1588">
          <text:p/>
        </draw:connector>
        <draw:connector draw:style-name="gr10" draw:text-style-name="P10" draw:layer="layout" svg:x1="5.08cm" svg:y1="6.986cm" svg:x2="11.113cm" svg:y2="6.985cm" draw:start-shape="id5" draw:start-glue-point="1" draw:end-shape="id1" draw:end-glue-point="3" svg:d="M5080 6986h3017v-1h3016" svg:viewBox="0 0 6034 2">
          <text:p/>
        </draw:connector>
        <draw:connector draw:style-name="gr10" draw:text-style-name="P10" draw:layer="layout" draw:line-skew="1.11cm" svg:x1="5.08cm" svg:y1="8.573cm" svg:x2="11.113cm" svg:y2="6.985cm" draw:start-shape="id6" draw:start-glue-point="1" draw:end-shape="id1" draw:end-glue-point="3" svg:d="M5080 8573h4127v-1588h1906" svg:viewBox="0 0 6034 1589">
          <text:p/>
        </draw:connector>
        <draw:frame draw:style-name="gr11" draw:text-style-name="P11" draw:layer="layout" svg:width="1.587cm" svg:height="0.635cm" svg:x="6.667cm" svg:y="4.762cm">
          <draw:text-box>
            <text:p><text:span text:style-name="T3">P2_D1</text:span></text:p>
          </draw:text-box>
        </draw:frame>
        <draw:frame draw:style-name="gr11" draw:text-style-name="P11" draw:layer="layout" svg:width="1.587cm" svg:height="0.635cm" svg:x="6.667cm" svg:y="6.35cm">
          <draw:text-box>
            <text:p><text:span text:style-name="T3">P2_D2</text:span></text:p>
          </draw:text-box>
        </draw:frame>
        <draw:frame draw:style-name="gr11" draw:text-style-name="P11" draw:layer="layout" svg:width="1.587cm" svg:height="0.635cm" svg:x="6.668cm" svg:y="7.937cm">
          <draw:text-box>
            <text:p><text:span text:style-name="T3">P2_D3</text:span></text:p>
          </draw:text-box>
        </draw:frame>
        <draw:frame draw:style-name="gr11" draw:text-style-name="P11" draw:layer="layout" svg:width="1.587cm" svg:height="0.635cm" svg:x="12.7cm" svg:y="4.762cm">
          <draw:text-box>
            <text:p><text:span text:style-name="T3">P2_D4</text:span></text:p>
          </draw:text-box>
        </draw:frame>
        <draw:frame draw:style-name="gr11" draw:text-style-name="P11" draw:layer="layout" svg:width="1.587cm" svg:height="0.635cm" svg:x="12.7cm" svg:y="8.572cm">
          <draw:text-box>
            <text:p><text:span text:style-name="T3">P2_D5</text:span></text:p>
          </draw:text-box>
        </draw:frame>
        <draw:frame draw:style-name="gr11" draw:text-style-name="P11" draw:layer="layout" svg:width="1.587cm" svg:height="0.635cm" svg:x="19.368cm" svg:y="4.762cm">
          <draw:text-box>
            <text:p><text:span text:style-name="T3">P2_D6</text:span></text:p>
          </draw:text-box>
        </draw:frame>
        <draw:frame draw:style-name="gr11" draw:text-style-name="P11" draw:layer="layout" svg:width="1.587cm" svg:height="0.635cm" svg:x="19.368cm" svg:y="8.572cm">
          <draw:text-box>
            <text:p><text:span text:style-name="T3">P2_D7</text:span></text:p>
          </draw:text-box>
        </draw:frame>
        <draw:frame draw:style-name="gr12" draw:text-style-name="P12" draw:layer="layout" svg:width="24.765cm" svg:height="4.762cm" svg:x="1.587cm" svg:y="12.065cm">
          <draw:text-box>
            <text:p><text:span text:style-name="T4">Requirements met:</text:span></text:p>
            <text:p><text:span text:style-name="T1"/></text:p>
            <text:p><text:span text:style-name="T1">Sensors: 2.0, 2.0.1, 2.0.2, 2.1, 2.2</text:span></text:p>
            <text:p><text:span text:style-name="T1"/></text:p>
            <text:p><text:span text:style-name="T1">Micro-controller: 1.0, 1.1, 3.0</text:span></text:p>
            <text:p><text:span text:style-name="T1"/></text:p>
            <text:p><text:span text:style-name="T1">Wireless Network: 5.0, 5.1, 3.0</text:span></text:p>
            <text:p><text:span text:style-name="T1"/></text:p>
            <text:p><text:span text:style-name="T1">Smart Phone: 3.1, 3.2, 3.2.1, 3.2.2, 3.2.3, 3.2.4, 4.0, 4.1, 4.2, 4.3</text:span></text:p>
          </draw:text-box>
        </draw:frame>
      </draw:page>
      <draw:page draw:name="page2" draw:style-name="dp1" draw:master-page-name="Default">
        <draw:frame draw:style-name="gr13" draw:text-style-name="P12" draw:layer="layout" svg:width="25.083cm" svg:height="10.795cm" svg:x="1.587cm" svg:y="2.857cm">
          <draw:text-box>
            <text:p><text:span text:style-name="T1">P2_D1</text:span></text:p>
            <text:p><text:span text:style-name="T1"><text:tab/></text:span><text:span text:style-name="T1">Data being transferred: Whether the touch sensor has been activated or not; whether sensor is enabled or disabled</text:span></text:p>
            <text:p><text:span text:style-name="T1"/></text:p>
            <text:p><text:span text:style-name="T1">P2_D2</text:span></text:p>
            <text:p><text:span text:style-name="T1"><text:tab/></text:span><text:span text:style-name="T1">Data being transferred: Light intensity from illumination; whether sensor is enabled or disabled</text:span></text:p>
            <text:p><text:span text:style-name="T1"/></text:p>
            <text:p><text:span text:style-name="T1">P2_D3</text:span></text:p>
            <text:p text:style-name="P13"><text:span text:style-name="T5"><text:tab/></text:span><text:span text:style-name="T1">Data being transferred: Whether occupancy/movement was detected or not; whether sensor is enabled or disabled</text:span></text:p>
            <text:p><text:span text:style-name="T1"/></text:p>
            <text:p><text:span text:style-name="T1">P2_D4</text:span></text:p>
            <text:p text:style-name="P13"><text:span text:style-name="T5"><text:tab/></text:span><text:span text:style-name="T1">Data being transferred: Sensory data; user input from smart phone</text:span></text:p>
            <text:p><text:span text:style-name="T1"/></text:p>
            <text:p><text:span text:style-name="T1">P2_D5</text:span></text:p>
            <text:p text:style-name="P13"><text:span text:style-name="T5"><text:tab/></text:span><text:span text:style-name="T1">Data being transferred: Sensory data; smart bulb data</text:span></text:p>
            <text:p><text:span text:style-name="T1"/></text:p>
            <text:p><text:span text:style-name="T1">P2_D6</text:span></text:p>
            <text:p text:style-name="P13"><text:span text:style-name="T5"><text:tab/></text:span><text:span text:style-name="T1">Data being transferred: Sensory data; user input from smart phone</text:span></text:p>
            <text:p><text:span text:style-name="T1"/></text:p>
            <text:p><text:span text:style-name="T1">P2_D7</text:span></text:p>
            <text:p text:style-name="P13"><text:span text:style-name="T5"><text:tab/></text:span><text:span text:style-name="T1">Data being transferred: Sensory data; smart bulb data</text:span></text:p>
            <text:p><text:span text:style-name="T1"/></text:p>
          </draw:text-box>
        </draw:frame>
      </draw:page>
      <draw:page draw:name="page3" draw:style-name="dp1" draw:master-page-name="Default">
        <draw:frame draw:style-name="gr14" draw:text-style-name="P12" draw:layer="layout" svg:width="24.13cm" svg:height="14.288cm" svg:x="1.905cm" svg:y="1.587cm">
          <draw:text-box>
            <text:p text:style-name="P9"><text:span text:style-name="T1">Design Functionality <text:s/></text:span></text:p>
            <text:p><text:span text:style-name="T1">- Turns lights on/off with sensors and/or Android smartphone app</text:span></text:p>
            <text:p><text:span text:style-name="T1"><text:tab/></text:span><text:span text:style-name="T1">Philips Hue smart bulbs can be controlled either automatically or manually. Automatic turning on/off of the lights is </text:span><text:span text:style-name="T1"><text:tab/></text:span><text:span text:style-name="T1"><text:tab/></text:span><text:span text:style-name="T1">achieved by light and motion sensors on the device (microcontroller). Manual control is achieved by the touch sensor </text:span><text:span text:style-name="T1"><text:tab/></text:span><text:span text:style-name="T1">on the device and an on/off button in the smartphone application.</text:span></text:p>
            <text:p><text:span text:style-name="T1">- Automatically or manually dim lights</text:span></text:p>
            <text:p><text:span text:style-name="T1"><text:tab/></text:span><text:span text:style-name="T1">The user can choose to allow the light and motion sensors to automatically control the brightness level of the smart </text:span><text:span text:style-name="T1"><text:tab/></text:span><text:span text:style-name="T1">bulbs or manually set a brightness level through the smartphone application.</text:span></text:p>
            <text:p><text:span text:style-name="T1">- Allows the user to set a timed schedule for when lights are active</text:span></text:p>
            <text:p><text:span text:style-name="T1"><text:tab/></text:span><text:span text:style-name="T1">The smartphone application will have a GUI that allows the user to choose what day/time the smart bulbs are on and at </text:span><text:span text:style-name="T1"><text:tab/></text:span><text:span text:style-name="T1">what brightness level. </text:span></text:p>
            <text:p><text:span text:style-name="T1">- Displays data for the user of when lights are activated</text:span></text:p>
            <text:p><text:span text:style-name="T1"><text:tab/></text:span><text:span text:style-name="T1">The smartphone application will tell the user when the lights are activated.</text:span></text:p>
            <text:p><text:span text:style-name="T1">- Connects to home WiFi</text:span></text:p>
            <text:p><text:span text:style-name="T1"><text:tab/></text:span><text:span text:style-name="T1">The device will connect wirelessly to a home WiFi network in order to communicate data and information between the </text:span><text:span text:style-name="T1"><text:tab/></text:span><text:span text:style-name="T1">smartphone app and the device.</text:span></text:p>
            <text:p><text:span text:style-name="T1">- Connects to Philips Hue smart bulb via Bluetooth</text:span></text:p>
            <text:p><text:span text:style-name="T1"><text:tab/></text:span><text:span text:style-name="T1">The device will connect wirelessly to the Philips Hue smart bulb using Bluetooth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terfac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1T17:23:31.597000000</meta:creation-date>
    <dc:date>2020-10-26T09:07:40.616000000</dc:date>
    <meta:editing-duration>PT1H50M17S</meta:editing-duration>
    <meta:editing-cycles>10</meta:editing-cycles>
    <meta:generator>LibreOffice/7.0.2.2$Windows_X86_64 LibreOffice_project/8349ace3c3162073abd90d81fd06dcfb6b36b994</meta:generator>
    <meta:document-statistic meta:object-count="30"/>
  </office:meta>
</office:document-meta>
</file>